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Heading_20_2">
      <style:paragraph-properties fo:margin-top="0.1665in" fo:margin-bottom="0.0835in" fo:keep-with-next="always"/>
    </style:style>
    <style:style style:name="P22"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style:font-name="Liberation Sans"/>
    </style:style>
    <style:style style:name="T6" style:family="text">
      <style:text-properties style:font-name="Liberation Sans" style:font-name-asian="DejaVu LGC Sans" style:font-name-complex="DejaVu LGC Sans"/>
    </style:style>
    <style:style style:name="T7" style:family="text">
      <style:text-properties style:font-name="Liberation Sans1" style:font-name-asian="Liberation Sans1" style:font-name-complex="Liberation Sans1"/>
    </style:style>
    <style:style style:name="T8"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1.1</text:p>
      <text:p text:style-name="Subtitle">10<text:span text:style-name="T4">th</text:span> September 2009</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Byteman<text:tab/>4</text:p>
          <text:p text:style-name="P12">Running an Application with the Byteman agent<text:tab/>4</text:p>
          <text:p text:style-name="P12">Event Condition Action Rules<text:tab/>4</text:p>
          <text:p text:style-name="P12">Rule Bindings and Parameterization<text:tab/>5</text:p>
          <text:p text:style-name="P12">Built-in Conditions and Actions<text:tab/>6</text:p>
          <text:p text:style-name="P12">Extending or Replacing the Byteman Language Built-ins<text:tab/>6</text:p>
          <text:p text:style-name="P12">Agent Transformation<text:tab/>7</text:p>
          <text:p text:style-name="P12">Agent Retransformation<text:tab/>8</text:p>
          <text:p text:style-name="P12">ECA Rule Engine<text:tab/>8</text:p>
          <text:p text:style-name="P11">The Byteman Rule Language<text:tab/>10</text:p>
          <text:p text:style-name="P12">Rule Events<text:tab/>10</text:p>
          <text:p text:style-name="P12">Location Specifiers<text:tab/>11</text:p>
          <text:p text:style-name="P12">Rule Bindings<text:tab/>13</text:p>
          <text:p text:style-name="P12">Rule Expressions<text:tab/>14</text:p>
          <text:p text:style-name="P12">Rule Conditions<text:tab/>15</text:p>
          <text:p text:style-name="P12">Rule Actions<text:tab/>15</text:p>
          <text:p text:style-name="P12">Built-In Calls<text:tab/>16</text:p>
          <text:p text:style-name="P12">User-Defined Rule Helpers<text:tab/>17</text:p>
          <text:p text:style-name="P11">Byteman Rule Language Standard Built-Ins<text:tab/>19</text:p>
          <text:p text:style-name="P12">Thread Coordination Operations<text:tab/>19</text:p>
          <text:p text:style-name="P13">Waiters<text:tab/>19</text:p>
          <text:p text:style-name="P13">Rendezvous<text:tab/>20</text:p>
          <text:p text:style-name="P13">Joiners<text:tab/>21</text:p>
          <text:p text:style-name="P13">Aborting Execution<text:tab/>21</text:p>
          <text:p text:style-name="P12">Rule State Management Operations<text:tab/>22</text:p>
          <text:p text:style-name="P13">CountDowns<text:tab/>22</text:p>
          <text:p text:style-name="P13">Flags<text:tab/>23</text:p>
          <text:p text:style-name="P13">Counters<text:tab/>23</text:p>
          <text:p text:style-name="P13">Recursive Triggering<text:tab/>24</text:p>
          <text:p text:style-name="P12">Trace and Debug Operations<text:tab/>25</text:p>
          <text:p text:style-name="P13">Debugging<text:tab/>25</text:p>
          <text:p text:style-name="P13">Tracing<text:tab/>25</text:p>
          <text:p text:style-name="P11">Using Byteman<text:tab/>27</text:p>
          <text:p text:style-name="P12">Downloading a binary release<text:tab/>27</text:p>
          <text:p text:style-name="P12">Obtaining the sources<text:tab/>27</text:p>
          <text:p text:style-name="P12">Building Byteman from the sources<text:tab/>27</text:p>
          <text:p text:style-name="P12">Running Applications with Byteman<text:tab/>27</text:p>
          <text:p text:style-name="P12">Available -javaagent Options<text:tab/>28</text:p>
          <text:p text:style-name="P12">Environment Settings<text:tab/>28</text:p>
          <text:p text:style-name="P12">Submitting Rules Dynamically<text:tab/>29</text:p>
          <text:p text:style-name="P12">Checking Rules Offline<text:tab/>30</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394768903"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1148916478" text:style-name="L1">
        <text:list-item>
          <text:p text:style-name="P14">tracing application execution</text:p>
        </text:list-item>
        <text:list-item>
          <text:p text:style-name="P14">short-circuiting normal method execution via early returns or exceptions</text:p>
        </text:list-item>
        <text:list-item>
          <text:p text:style-name="P14">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1592051007" text:continue-list="list394768903" text:style-name="Outline">
        <text:list-item>
          <text:list>
            <text:list-header>
              <text:h text:style-name="P21" text:outline-level="2" text:is-list-header="true"><text:span text:style-name="T6">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1048294016"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2149946335"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if the buffer is empty. The precise location of the trigger point is just before method <text:span text:style-name="Code_20_Text">get()</text:span> makes this call to method <text:span text:style-name="Code_20_Text">Object.wait()</text:span>, </text:p>
      <text:p text:style-name="Code"><text:soft-page-break/>RULE throw on Nth empty get<text:line-break/>CLASS org.my.BoundedBuffer<text:line-break/>METHOD get()<text:line-break/>AT INVOKE Object.wait()<text:line-break/>BIND buffer = $this<text:line-break/>IF countDown(buffer)<text:line-break/>DO thro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is an example). The latter is an automatic binding which refers to the target of the the <text:span text:style-name="Code_20_Text">get()</text:span> call which triggered the rul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7">─</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738704463" text:continue-list="list1048294016"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It 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100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text:soft-page-break/>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765731225"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2014451241"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However, it is possible to specify an alternative helper class for each individual rule.</text:p>
      <text:p text:style-name="Text_20_body">Any non-abstract class may be specified as the helper. Its public instance methods automatically become available as built-in operations in the rule event, condition and <text:soft-page-break/>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870397282"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315130277" text:style-name="L3">
        <text:list-item>
          <text:p text:style-name="P16">the <text:span text:style-name="T1">trigger method</text:span>, i.e. the method which contains the trigger point</text:p>
        </text:list-item>
        <text:list-item>
          <text:p text:style-name="P16">the rule which has been matched</text:p>
        </text:list-item>
        <text:list-item>
          <text:p text:style-name="P16">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text:soft-page-break/>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65125427" text:continue-list="list870397282" text:style-name="Outline">
        <text:list-item>
          <text:list>
            <text:list-header>
              <text:h text:style-name="P21" text:outline-level="2" text:is-list-header="true"><text:span text:style-name="T6">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th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419496649" text:continue-numbering="true" text:style-name="Outline">
        <text:list-item>
          <text:list>
            <text:list-header>
              <text:h text:style-name="P21" text:outline-level="2" text:is-list-header="true">ECA <text:span text:style-name="T6">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text:soft-page-break/>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684054680"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124937584" text:continue-numbering="true" text:style-name="Outline">
        <text:list-item>
          <text:list>
            <text:list-header>
              <text:h text:style-name="P21"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589501845" text:continue-numbering="true" text:style-name="Outline">
        <text:list-item>
          <text:list>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text:soft-page-break/>#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3">(</text:span><text:span text:style-name="T1"> argtypes </text:span><text:span text:style-name="T3">)</text:span><text:span text:style-name="T1"> ] [count]<text:line-break/>AFTER INVOKE [ type .] method [ </text:span><text:span text:style-name="T3">(</text:span><text:span text:style-name="T1"> argtypes </text:span><text:span text:style-name="T3">)</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text:soft-page-break/>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9">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962158450"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text:soft-page-break/>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46420061"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915254356" text:style-name="L4">
        <text:list-item>
          <text:p text:style-name="P17">references to previously bound variables</text:p>
        </text:list-item>
        <text:list-item>
          <text:p text:style-name="P17">references to the trigger method recipient or arguments</text:p>
        </text:list-item>
        <text:list-item>
          <text:p text:style-name="P17">references to the local variables in scope at the trigger point</text:p>
        </text:list-item>
        <text:list-item>
          <text:p text:style-name="P17">static field references</text:p>
        </text:list-item>
        <text:list-item>
          <text:p text:style-name="P17">primitive literals</text:p>
        </text:list-item>
        <text:list-item>
          <text:p text:style-name="P17">field accesses</text:p>
        </text:list-item>
        <text:list-item>
          <text:p text:style-name="P17">method invocations</text:p>
        </text:list-item>
        <text:list-item>
          <text:p text:style-name="P17">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894483092" text:style-name="L5">
        <text:list-item>
          <text:p text:style-name="P18">The assignment operator is not available for use in expressions. It can only be employed at the top level in binding specifications.</text:p>
        </text:list-item>
        <text:list-item>
          <text:p text:style-name="P18">Use of the new operator is not currently allowed in expressions.</text:p>
        </text:list-item>
        <text:list-item>
          <text:p text:style-name="P18">throw and return operations are only allowed as the last action in a sequence of rule actions (see below).</text:p>
        </text:list-item>
      </text:list>
      <text:list xml:id="list196575124" text:style-name="L6">
        <text:list-item>
          <text:p text:style-name="P19">Expressions should obey the normal rules regarding associativity and precedence.</text:p>
        </text:list-item>
        <text:list-item>
          <text:p text:style-name="P19">The trigger method recipient and argument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9">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
      <text:list xml:id="list2081054122" text:continue-list="list146420061" text:style-name="Outline">
        <text:list-item>
          <text:list>
            <text:list-header>
              <text:h text:style-name="Heading_20_2" text:outline-level="2" text:is-list-header="true"><text:soft-page-break/>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449285206"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text:soft-page-break/>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1464662249"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text:soft-page-break/>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742888999"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Injector</text:span> is used as the helper class. Its boolean instance method <text:span text:style-name="Code_20_Text">injec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Injector<text:line-break/>AT EXIT<text:line-break/>IF inject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1438053130"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2011113457"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858955887" text:continue-numbering="true" text:style-name="Outline">
        <text:list-item>
          <text:list>
            <text:list-item>
              <text:list>
                <text:list-header>
                  <text:h text:style-name="P22"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787607257" text:continue-numbering="true" text:style-name="Outline">
        <text:list-item>
          <text:list>
            <text:list-item>
              <text:list>
                <text:list-header>
                  <text:h text:style-name="P22"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627489043"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885183505"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320923975" text:continue-numbering="true" text:style-name="Outline">
        <text:list-item>
          <text:list>
            <text:list-item>
              <text:list>
                <text:list-header>
                  <text:h text:style-name="P22"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81402462" text:continue-numbering="true" text:style-name="Outline">
        <text:list-item>
          <text:list>
            <text:list-item>
              <text:list>
                <text:list-header>
                  <text:h text:style-name="P22" text:outline-level="3" text:is-list-header="true"><text:bookmark-start text:name="DDE_LINK16"/>Counters</text:h>
                </text:list-header>
              </text:list>
            </text:list-item>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text:soft-page-break/>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185348327" text:continue-numbering="true" text:style-name="Outline">
        <text:list-item>
          <text:list>
            <text:list-item>
              <text:list>
                <text:list-header>
                  <text:h text:style-name="P22"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text:soft-page-break/>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819950827"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507268862"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text:soft-page-break/>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894684974"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text:p>
      <text:list xml:id="list2077129781" text:continue-numbering="true" text:style-name="Outline">
        <text:list-item>
          <text:list>
            <text:list-header>
              <text:h text:style-name="P21"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218534630" text:continue-numbering="true" text:style-name="Outline">
        <text:list-item>
          <text:list>
            <text:list-header>
              <text:h text:style-name="Heading_20_2" text:outline-level="2" text:is-list-header="true">Building Byteman from the sources</text:h>
            </text:list-header>
          </text:list>
        </text:list-item>
      </text:list>
      <text:p text:style-name="P1">Byteman builds to produce a single jar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source directory contains a file <text:span text:style-name="Code_20_Text">build.xml</text:span> with default target '<text:span text:style-name="Code_20_Text">install</text:span>' which builds the byteman jar. 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list xml:id="list1305807214"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only requires supplying a single extra argument when you run your Java application using the <text:span text:style-name="Code_20_Text">java</text:span> command. This extra argument points the JVM at the agent code in the jar and at the script files containing the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text:soft-page-brea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span></text:p>
      <text:p text:style-name="P1">will cause the JVM to pick up the byteman jar file from the install root (identified by <text:span text:style-name="Code_20_Text">BYTEMAN_HOME</text:span>) and inject the rules provided in script <text:span text:style-name="Code_20_Text">HeuristicSaveAndRecover</text:span> located in directory <text:span text:style-name="Code_20_Text">SCRIPT_HOME</text:span>.</text:p>
      <text:p text:style-name="P1">Normally, the script option is all that is required (possibly repeated with a comma separator to supply more than one rule script). However there are several other options provided to configure more sophisticated features of the agent such as dynamic rule upload. The <text:span text:style-name="Code_20_Text">bmjava.sh</text:span> command script (see below) can be used to help simplify the task of concatenating these options into a valid <text:span text:style-name="Code_20_Text">-javaagent</text:span> argument.</text:p>
      <text:list xml:id="list944495030" text:continue-numbering="true" text:style-name="Outline">
        <text:list-item>
          <text:list>
            <text:list-header>
              <text:h text:style-name="P21" text:outline-level="2" text:is-list-header="true"><text:span text:style-name="T6">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Valid options include</text:p>
      <text:p text:style-name="P1"><text:span text:style-name="Code_20_Text"><text:span text:style-name="T8">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8">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which can be used to provide listings of rule applications performed by the agent and to dynamically load or reload rules. The <text:span text:style-name="Code_20_Text">submit</text:span> program is used to communicate with this listener. Dynamic loading or reloading of a rule causes any matching classes which have already been loaded into the JVM to be retransformed, inserting a trigger call for the newly loaded rules into their target <text:s/>methods.</text:p>
      <text:p text:style-name="P1"><text:span text:style-name="Code_20_Text"><text:span text:style-name="T8">sys:</text:span></text:span><text:span text:style-name="Code_20_Text"><text:span text:style-name="T2">jarfile</text:span></text:span> where <text:span text:style-name="Code_20_Text">jarfile</text:span> is a path to to a jar file to be added to the JVM system class path. This option makes classes contained in the jar file available for use when compiling rule target methods and rule conditions and actions. It provides a useful way to ensure that Helper classes mentioned in rules are able to be resolved by the rule type checker, compiler and execution engine. Even if a trigger class is loaded by some other class loader it will normally have the system loader as a parent so references to the Helper class will resolve correctly.</text:p>
      <text:p text:style-name="P1"><text:bookmark-start text:name="DDE_LINK18"/><text:span text:style-name="Code_20_Text"><text:span text:style-name="T8">boot:</text:span></text:span><text:span text:style-name="Code_20_Text"><text:span text:style-name="T2">jarfile</text:span></text:span> where <text:span text:style-name="Code_20_Text">jarfile</text:span> is a path to to a jar file to be added to the JVM boot class path. This option<text:bookmark-end text:name="DDE_LINK18"/> provides a similar facility to the sys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text:p>
      <text:list xml:id="list923793974" text:continue-numbering="true" text:style-name="Outline">
        <text:list-item>
          <text:list>
            <text:list-header>
              <text:h text:style-name="P21" text:outline-level="2" text:is-list-header="true"><text:soft-page-break/><text:span text:style-name="T6">Running</text:span> Byteman Using S<text:span text:style-name="T6">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be located in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2038093319" text:continue-numbering="true" text:style-name="Outline">
        <text:list-item>
          <text:list>
            <text:list-header>
              <text:h text:style-name="P21" text:outline-level="2" text:is-list-header="true"><text:span text:style-name="Code_20_Text"><text:span text:style-name="T6">Submitting</text:span></text:span><text:span text:style-name="Code_20_Text"><text:span text:style-name="T5">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5">bash shell script submit</text:span></text:span><text:span text:style-name="Code_20_Text">.sh</text:span><text:span text:style-name="Code_20_Text"><text:span text:style-name="T5"> located in the </text:span></text:span><text:span text:style-name="Code_20_Text">bin</text:span><text:span text:style-name="Code_20_Text"><text:span text:style-name="T5"> directory of the release source tree. This script expects to find the byteman agent jar to be located in <text:s/>$</text:span></text:span><text:span text:style-name="Code_20_Text">BYTEMAN_HOME/lib/byteman.jar</text:span><text:span text:style-name="Code_20_Text"><text:span text:style-name="T5">. If </text:span></text:span><text:span text:style-name="Code_20_Text">BYTEMAN_HOME</text:span><text:span text:style-name="Code_20_Text"><text:span text:style-name="T5"> is not set it looks for a </text:span></text:span><text:span text:style-name="Code_20_Text">lib</text:span><text:span text:style-name="Code_20_Text"><text:span text:style-name="T5"> directory in the parent of the directory from which it is run.</text:span></text:span></text:p>
      <text:p text:style-name="Text_20_body">The command line syntax for the submit script is:</text:p>
      <text:p text:style-name="Code"><text:span text:style-name="Code_20_Text">submit [-l|-u] [script1 . . . scriptN]<text:line-break/>submit [-b|-s] jarfile1 . . .</text:span></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979587175" text:style-name="L7">
        <text:list-item>
          <text:p text:style-name="P20">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0">If any of the uploaded rules apply to already loaded classes which were not previously successfully transformed (because no rule applied to them or because <text:soft-page-break/>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0">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778017503" text:continue-list="list2038093319" text:style-name="Outline">
        <text:list-item>
          <text:list>
            <text:list-header>
              <text:h text:style-name="Heading_20_2" text:outline-level="2" text:is-list-header="true"><text:span text:style-name="Code_20_Text"><text:span text:style-name="T5">Checking Rules Offline Using Script bytemancheck.sh</text:span></text:span></text:h>
            </text:list-header>
          </text:list>
        </text:list-item>
      </text:list>
      <text:p text:style-name="P1"><text:span text:style-name="Code_20_Text"><text:span text:style-name="T5">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5"> located in the </text:span></text:span><text:span text:style-name="Code_20_Text">bin</text:span><text:span text:style-name="Code_20_Text"><text:span text:style-name="T5"> directory of the release source tree. This script expects to find the byteman agent jar to be located in <text:s/>$</text:span></text:span><text:span text:style-name="Code_20_Text">BYTEMAN_HOME/lib/byteman.jar</text:span><text:span text:style-name="Code_20_Text"><text:span text:style-name="T5">. If </text:span></text:span><text:span text:style-name="Code_20_Text">BYTEMAN_HOME</text:span><text:span text:style-name="Code_20_Text"><text:span text:style-name="T5"> is not set it looks for a </text:span></text:span><text:span text:style-name="Code_20_Text">lib</text:span><text:span text:style-name="Code_20_Text"><text:span text:style-name="T5">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P1"><text:span text:style-name="Code_20_Text"><text:span text:style-name="T5">Flag </text:span></text:span><text:span text:style-name="Code_20_Text">-cp</text:span><text:span text:style-name="Code_20_Text"><text:span text:style-name="T5"> provides a classpath used to locate classes mentioned in the scripts.</text:span></text:span></text:p>
      <text:list xml:id="list1760746136" text:continue-numbering="true" text:style-name="Outline">
        <text:list-item>
          <text:list>
            <text:list-header>
              <text:h text:style-name="P21" text:outline-level="2" text:is-list-header="true"><text:span text:style-name="T6">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8">org.jboss.byteman.compileToBytecode</text:span></text:span></text:p>
      <text:p text:style-name="P1"><text:soft-page-break/><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8">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8">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8">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8">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8">org.jboss.byteman.quodlibet</text:span></text:span></text:p>
      <text:p text:style-name="P1"><text:span text:style-name="Code_20_Text"><text:span text:style-name="T5">is set then the agent will allow rules to be injected into methods of classes in the </text:span></text:span><text:span text:style-name="Code_20_Text">java.lang</text:span><text:span text:style-name="Code_20_Text"><text:span text:style-name="T5"> hierarchy. Note that this will require the Byteman jar to be installed in the bootstrap classpath using the </text:span></text:span><text:span text:style-name="Caption_20_characters"><text:span text:style-name="T5">boot:</text:span></text:span><text:span text:style-name="Code_20_Text"><text:span text:style-name="T5"> option to the </text:span></text:span><text:span text:style-name="Code_20_Text">-javaagent</text:span><text:span text:style-name="Code_20_Text"><text:span text:style-name="T5"> JVM command line argument.</text:span></text:span></text:p>
      <text:p text:style-name="P1"><text:span text:style-name="Code_20_Tex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09-10-20T13:35:11</dc:date>
    <meta:printed-by>Andrew Dinn</meta:printed-by>
    <meta:print-date>2008-09-26T17:21:42</meta:print-date>
    <meta:editing-cycles>101</meta:editing-cycles>
    <meta:editing-duration>PT39H29M58S</meta:editing-duration>
    <meta:document-statistic meta:table-count="0" meta:image-count="0" meta:object-count="0" meta:page-count="31" meta:paragraph-count="372" meta:word-count="12381" meta:character-count="77315"/>
    <meta:user-defined meta:name="Info 1"/>
    <meta:user-defined meta:name="Info 2"/>
    <meta:user-defined meta:name="Info 3"/>
    <meta:user-defined meta:name="Info 4"/>
  </office:meta>
</office:document-meta>
</file>